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Heading_20_2">
      <style:paragraph-properties fo:line-height="100%" fo:text-align="center" style:justify-single-word="false"/>
    </style:style>
    <style:style style:name="P3" style:family="paragraph" style:parent-style-name="Standard">
      <style:paragraph-properties fo:margin-left="0.25in" fo:line-height="100%" fo:text-align="center" style:justify-single-word="false"/>
    </style:style>
    <style:style style:name="P4" style:family="paragraph" style:parent-style-name="Standard">
      <style:paragraph-properties fo:margin-left="0.25in" fo:line-height="100%" fo:text-align="center" style:justify-single-word="false"/>
      <style:text-properties fo:font-size="16pt" fo:font-weight="bold" style:font-size-asian="16pt" style:font-weight-asian="bold"/>
    </style:style>
    <style:style style:name="P5" style:family="paragraph" style:parent-style-name="Heading_20_2">
      <style:paragraph-properties fo:line-height="100%"/>
      <style:text-properties fo:color="#000000" loext:opacity="100%" style:font-name="Google Sans" fo:font-weight="normal" style:font-weight-asian="normal" style:font-weight-complex="normal"/>
    </style:style>
    <style:style style:name="P6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normal" style:font-weight-asian="normal" style:font-weight-complex="normal"/>
    </style:style>
    <style:style style:name="P7" style:family="paragraph" style:parent-style-name="Horizontal_20_Line">
      <style:paragraph-properties fo:margin-top="0in" fo:margin-bottom="0.111in" style:contextual-spacing="false" fo:line-height="100%"/>
      <style:text-properties fo:color="#000000" loext:opacity="100%" fo:font-weight="normal" style:font-weight-asian="normal" style:font-weight-complex="normal"/>
    </style:style>
    <style:style style:name="P8" style:family="paragraph" style:parent-style-name="Heading_20_2">
      <style:paragraph-properties fo:margin-left="0in" fo:margin-right="0in" fo:margin-top="0in" fo:margin-bottom="0.0972in" style:contextual-spacing="false" fo:line-height="114%" fo:text-indent="0in" style:auto-text-indent="false"/>
      <style:text-properties fo:color="#000000" loext:opacity="100%" style:font-name="Google Sans" fo:font-weight="normal" style:font-weight-asian="normal" style:font-weight-complex="normal"/>
    </style:style>
    <style:style style:name="P9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fo:color="#000000" loext:opacity="100%" style:font-name="Google Sans Text" fo:font-weight="normal" officeooo:rsid="00168d24" officeooo:paragraph-rsid="00168d24" style:font-weight-asian="normal" style:font-weight-complex="normal"/>
    </style:style>
    <style:style style:name="P11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normal" style:font-weight-asian="normal" style:font-weight-complex="normal"/>
    </style:style>
    <style:style style:name="P1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bold" officeooo:rsid="00168d24" officeooo:paragraph-rsid="00168d24" style:font-weight-asian="bold" style:font-weight-complex="bold"/>
    </style:style>
    <style:style style:name="P13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normal" style:font-weight-asian="normal" style:font-weight-complex="normal"/>
    </style:style>
    <style:style style:name="P14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fo:font-weight="normal" style:font-weight-asian="normal" style:font-weight-complex="normal"/>
    </style:style>
    <style:style style:name="P15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fo:color="#000000" loext:opacity="100%" style:font-name="Google Sans Text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normal" style:font-weight-asian="normal" style:font-weight-complex="normal"/>
    </style:style>
    <style:style style:name="P17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normal" style:font-weight-asian="normal" style:font-weight-complex="normal"/>
    </style:style>
    <style:style style:name="P18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normal" style:font-weight-asian="normal" style:font-weight-complex="normal"/>
    </style:style>
    <style:style style:name="P19" style:family="paragraph" style:parent-style-name="Standard">
      <style:paragraph-properties fo:line-height="100%"/>
      <style:text-properties fo:color="#000000" loext:opacity="100%" fo:font-weight="normal" style:font-weight-asian="normal" style:font-weight-complex="normal"/>
    </style:style>
    <style:style style:name="T1" style:family="text">
      <style:text-properties officeooo:rsid="00173a0e"/>
    </style:style>
    <style:style style:name="T2" style:family="text">
      <style:text-properties style:font-name="Calibri" fo:font-weight="bold" style:font-weight-asian="bold" style:font-name-complex="Calibri2"/>
    </style:style>
    <style:style style:name="T3" style:family="text">
      <style:text-properties style:font-name="Calibri" style:font-name-complex="Calibri2"/>
    </style:style>
    <style:style style:name="T4" style:family="text">
      <style:text-properties style:font-name="Calibri" fo:font-weight="bold" fo:background-color="#ffff00" loext:char-shading-value="0" style:font-weight-asian="bold" style:font-name-complex="Calibri2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16pt" style:font-size-asian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68d24"/>
    </style:style>
    <style:style style:name="T10" style:family="text">
      <style:text-properties fo:background-color="#ffff00" loext:char-shading-value="0"/>
    </style:style>
    <style:style style:name="T11" style:family="text">
      <style:text-properties style:font-name="Google Sans Tex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17</text:span>. ZOBRAZOVACÍ JEDNOTKY</text:h>
      <text:h text:style-name="P2" text:outline-level="2">* nepovinné informace</text:h>
      <text:h text:style-name="P2" text:outline-level="2" loext:marker-style-name="T2"><text:span text:style-name="T3"><text:s/></text:span><text:span text:style-name="T4">důležité informace</text:span></text:h>
      <text:p text:style-name="P3" loext:marker-style-name="T5"><text:span text:style-name="T6">*</text:span><text:span text:style-name="T5"> důležité informace v nepovinné sekci dokumentu</text:span></text:p>
      <text:p text:style-name="P4" loext:marker-style-name="T5"/>
      <text:h text:style-name="P5" text:outline-level="2"><text:span text:style-name="T1">17.</text:span>1. <text:span text:style-name="T7">Základní parametry displejů</text:span></text:h>
      <text:list text:style-name="L1">
        <text:list-item>
          <text:p text:style-name="P6"><text:span text:style-name="T7">Rozlišení</text:span>: <text:span text:style-name="T8">Počet pixelů</text:span> <text:span text:style-name="T8">na obrazovce</text:span> (např. Full HD: <text:span text:style-name="T9">1920x1080, HD: 1280x720</text:span>).</text:p>
        </text:list-item>
        <text:list-item>
          <text:p text:style-name="P6"><text:span text:style-name="T7">Obnovovací frekvence</text:span>: Jak často se obraz překreslí za sekundu (Hz). Standard je 60 Hz, herní monitory mají 144 Hz a více.</text:p>
        </text:list-item>
        <text:list-item>
          <text:p text:style-name="P6"><text:span text:style-name="T7">Pozorovací úhel</text:span>: Úhel, pod kterým lze na obraz sledovat, aniž by došlo ke zkreslení barev.</text:p>
        </text:list-item>
        <text:list-item>
          <text:p text:style-name="P6"><text:span text:style-name="T7">Jas a Kontrast</text:span>: Jas se udává v nitech. <text:span text:style-name="T8">Kontrast je poměr</text:span> mezi nejtmavší černou a nejbělejší bílou.</text:p>
        </text:list-item>
        <text:list-item>
          <text:p text:style-name="P6"><text:span text:style-name="T7">Doba odezvy</text:span>: Čas, za který se pixel změní z jedné barvy na druhou (ms).</text:p>
        </text:list-item>
      </text:list>
      <text:p text:style-name="P7"/>
      <text:h text:style-name="P8" text:outline-level="2"><text:span text:style-name="T1">17.</text:span>2. <text:span text:style-name="T7">CRT (Cathode Ray Tube)</text:span></text:h>
      <text:list text:style-name="L2">
        <text:list-item>
          <text:p text:style-name="P9"><text:span text:style-name="T7">Princip</text:span>: V zadní části je <text:span text:style-name="T10">elektronové dělo, které vystřeluje svazek elektronů</text:span>. Ten je pomocí elektromagnetů usměrňován a <text:span text:style-name="T10">dopadá na stínítko</text:span> potažené luminoforem. <text:span text:style-name="T10">Při nárazu elektronu bod zazáří</text:span>.</text:p>
        </text:list-item>
        <text:list-item>
          <text:p text:style-name="P9"><text:span text:style-name="T7">Výhody</text:span>: Skvělý kontrast, téměř nulová odezva, věrné barvy.</text:p>
        </text:list-item>
        <text:list-item>
          <text:p text:style-name="P9"><text:span text:style-name="T7">Nevýhody</text:span>: Obrovské rozměry a hmotnost, vysoká spotřeba, rentgenové záření a blikání.</text:p>
        </text:list-item>
      </text:list>
      <text:p text:style-name="P7"/>
      <text:h text:style-name="P8" text:outline-level="2"><text:span text:style-name="T1">17.</text:span>3. <text:span text:style-name="T7">LCD (Liquid Crystal Display)</text:span></text:h>
      <text:p text:style-name="P10"><text:span text:style-name="T7">Princip</text:span>:</text:p>
      <text:list text:style-name="L3">
        <text:list-item>
          <text:p text:style-name="P11"><text:span text:style-name="T7">Zdroj světla</text:span>: Bílé světlo <text:span text:style-name="T9">podsvicuje pixely</text:span>.</text:p>
        </text:list-item>
        <text:list-item>
          <text:p text:style-name="P11"><text:span text:style-name="T7">Polarizační filtry</text:span>: <text:span text:style-name="T8">Dva</text:span> filtry (horizontální a vertikální). Pokud jsou otočeny proti sobě, světlo neprojde.</text:p>
        </text:list-item>
        <text:list-item>
          <text:p text:style-name="P11"><text:span text:style-name="T7">Tekuté krystaly</text:span> (LC): Jsou <text:span text:style-name="T8">mezi filtry</text:span>. Pomocí <text:span text:style-name="T10">elektřiny je můžeme "natáčet".</text:span> Tím mění polarizaci světla a určují, kolik světla projde skrz druhý filtr k barevnému subpixelu (RGB).</text:p>
        </text:list-item>
      </text:list>
      <text:p text:style-name="P12">Typy:</text:p>
      <text:list text:style-name="L4">
        <text:list-item>
          <text:p text:style-name="P13"><text:span text:style-name="T7">TN</text:span> (Twisted Nematic): Levné, velmi rychlé (vhodné pro hráče), ale špatné pozorovací úhly a barvy.</text:p>
        </text:list-item>
        <text:list-item>
          <text:p text:style-name="P13"><text:span text:style-name="T7">IPS</text:span> (In-Plane Switching): Skvělé barvy a pozorovací úhly (skoro 180°), ale o něco pomalejší a dražší.</text:p>
          <text:p text:style-name="P14"><text:span text:style-name="T11"><text:s/></text:span></text:p>
        </text:list-item>
      </text:list>
      <text:p text:style-name="P7"/>
      <text:h text:style-name="P8" text:outline-level="2"><text:soft-page-break/><text:span text:style-name="T1">17.</text:span>4. <text:span text:style-name="T7">OLED (Organic Light Emitting Diode)</text:span></text:h>
      <text:p text:style-name="P15"><text:span text:style-name="T9">K</text:span>aždý pixel svítí sám.</text:p>
      <text:list text:style-name="L5">
        <text:list-item>
          <text:p text:style-name="P16"><text:span text:style-name="T7">Princip</text:span>: Využívá organické sloučeniny, které vyzařují světlo, když jimi protéká proud.</text:p>
        </text:list-item>
        <text:list-item>
          <text:p text:style-name="P16"><text:span text:style-name="T7">Výhody</text:span>: Absolutní černá (pixel se prostě vypne), nekonečný kontrast, extrémně tenké a ohebné panely.</text:p>
        </text:list-item>
        <text:list-item>
          <text:p text:style-name="P16"><text:span text:style-name="T7">Nevýhody</text:span>: Vyšší cena, riziko vypalování obrazu (statické prvky jako lišta Windows mohou zanechat "duchy"). Modrá složka stárne nejrychleji.</text:p>
        </text:list-item>
      </text:list>
      <text:p text:style-name="P7"/>
      <text:h text:style-name="P8" text:outline-level="2"><text:span text:style-name="T1">17.</text:span>5. <text:span text:style-name="T7">Plazma a E-ink</text:span></text:h>
      <text:list text:style-name="L6">
        <text:list-item>
          <text:p text:style-name="P17"><text:span text:style-name="T7">Plazma</text:span>: Starší technologie pro velké TV. <text:span text:style-name="T10">Každý pixel je malá komůrka s plynem</text:span> (plazmou). Skvělý obraz, ale <text:span text:style-name="T10">obrovská spotřeba</text:span> (v podstatě malé topení). Dnes se již nevyrábí.</text:p>
        </text:list-item>
        <text:list-item>
          <text:p text:style-name="P17"><text:span text:style-name="T7">E-ink </text:span>(Elektronický inkoust): Používá se v <text:span text:style-name="T8">čtečkách knih</text:span> (Kindle). Obsahuje mikrokapsle s černým a bílým pigmentem. Energii spotřebuje pouze při překreslení stránky. Na slunci je skvěle čitelný a neunavuje oči.</text:p>
        </text:list-item>
      </text:list>
      <text:p text:style-name="P7"/>
      <text:h text:style-name="P8" text:outline-level="2"><text:span text:style-name="T1">17.</text:span>6. <text:span text:style-name="T7">Princip vykreslování: Grafická karta (GPU)</text:span></text:h>
      <text:list text:style-name="L7">
        <text:list-item>
          <text:p text:style-name="P18"><text:span text:style-name="T7">GPU</text:span> (Graphics Processing Unit): Specializovaný procesor pro paralelní výpočty <text:span text:style-name="T9">grafiky</text:span>.</text:p>
        </text:list-item>
        <text:list-item>
          <text:p text:style-name="P18"><text:span text:style-name="T7">Typy</text:span>:</text:p>
          <text:list>
            <text:list-item>
              <text:p text:style-name="P18"><text:span text:style-name="T7">Integrovaná</text:span>: Součást procesoru (např. Intel UHD). Sdílí operační paměť RAM. Stačí na kancelářskou práci.</text:p>
            </text:list-item>
            <text:list-item>
              <text:p text:style-name="P18"><text:span text:style-name="T7">Dedikovaná</text:span>: Samostatná karta (NVIDIA/AMD) s vlastní rychlou pamětí (VRAM). Nutná pro hry, 3D modelování a střih videa.</text:p>
            </text:list-item>
          </text:list>
        </text:list-item>
        <text:list-item>
          <text:p text:style-name="P18">Postup: CPU pošle instrukce &gt; GPU vypočítá geometrii a textury &gt; výsledek pošle jako videosignál (HDMI, DisplayPort) do monitoru.</text:p>
        </text:list-item>
      </text:list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Calibri2" style:font-family-asian="Calibri" style:font-family-generic-asian="system" style:font-pitch-asian="variable" style:font-size-asian="22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Calibri2" style:font-family-asian="Calibri" style:font-family-generic-asian="system" style:font-pitch-asian="variable" style:font-size-asian="22pt" style:font-weight-asian="bold" style:font-name-complex="Tahoma" style:font-family-complex="Tahoma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Calibri1" fo:font-family="Calibri" style:font-family-generic="swiss" style:font-pitch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 style:font-pitch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Calibri" fo:font-family="Calibri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31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34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4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43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49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52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58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61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67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70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79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85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88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94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97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03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06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12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15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21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24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0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33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9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42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48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51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972in" fo:margin-bottom="0.1972in" fo:margin-left="0.9839in" fo:margin-right="0.9839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21</meta:editing-cycles>
    <meta:creation-date>2023-04-01T23:54:00</meta:creation-date>
    <dc:date>2026-04-21T21:26:34.227339750</dc:date>
    <meta:editing-duration>PT3H35M8S</meta:editing-duration>
    <meta:generator>LibreOffice/25.8.3.2$Linux_X86_64 LibreOffice_project/580$Build-2</meta:generator>
    <meta:document-statistic meta:table-count="0" meta:image-count="0" meta:object-count="0" meta:page-count="2" meta:paragraph-count="37" meta:word-count="438" meta:character-count="2851" meta:non-whitespace-character-count="2471"/>
    <meta:user-defined meta:name="AppVersion">16.0000</meta:user-defined>
    <meta:template xlink:type="simple" xlink:actuate="onRequest" xlink:title="Normal.dotm" xlink:href=""/>
  </office:meta>
</office:document-meta>
</file>